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4.392cm" table:align="left"/>
    </style:style>
    <style:style style:name="Tableau2.A" style:family="table-column">
      <style:table-column-properties style:column-width="4.392cm"/>
    </style:style>
    <style:style style:name="Tableau2.A1" style:family="table-cell">
      <style:table-cell-properties style:writing-mode="page"/>
    </style:style>
    <style:style style:name="Tableau1" style:family="table">
      <style:table-properties style:width="4.392cm" table:align="left"/>
    </style:style>
    <style:style style:name="Tableau1.A" style:family="table-column">
      <style:table-column-properties style:column-width="4.392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94b34" officeooo:paragraph-rsid="00194b34"/>
    </style:style>
    <style:style style:name="P2" style:family="paragraph" style:parent-style-name="Standard">
      <style:text-properties officeooo:rsid="00194b34" officeooo:paragraph-rsid="00195d27"/>
    </style:style>
    <style:style style:name="P3" style:family="paragraph" style:parent-style-name="Standard">
      <style:text-properties officeooo:paragraph-rsid="00194b34"/>
    </style:style>
    <style:style style:name="P4" style:family="paragraph" style:parent-style-name="Standard">
      <style:text-properties officeooo:paragraph-rsid="00195d27"/>
    </style:style>
    <style:style style:name="P5" style:family="paragraph" style:parent-style-name="Table_20_Contents">
      <style:text-properties officeooo:rsid="00194b34" officeooo:paragraph-rsid="00194b34"/>
    </style:style>
    <style:style style:name="P6" style:family="paragraph" style:parent-style-name="Table_20_Contents">
      <style:text-properties officeooo:rsid="00194b34" officeooo:paragraph-rsid="00195d27"/>
    </style:style>
    <style:style style:name="P7" style:family="paragraph" style:parent-style-name="Table_20_Contents">
      <style:text-properties officeooo:paragraph-rsid="00194b34"/>
    </style:style>
    <style:style style:name="P8" style:family="paragraph" style:parent-style-name="Table_20_Contents">
      <style:text-properties officeooo:paragraph-rsid="00195d27"/>
    </style:style>
    <style:style style:name="P9" style:family="paragraph" style:parent-style-name="Table_20_Contents">
      <style:text-properties officeooo:rsid="00195d27" officeooo:paragraph-rsid="00195d27"/>
    </style:style>
    <style:style style:name="P10" style:family="paragraph" style:parent-style-name="Table_20_Contents">
      <style:text-properties officeooo:rsid="001a1868" officeooo:paragraph-rsid="001a1868"/>
    </style:style>
    <style:style style:name="P11" style:family="paragraph" style:parent-style-name="Table_20_Contents">
      <style:text-properties officeooo:rsid="001e7b79" officeooo:paragraph-rsid="001e7b79"/>
    </style:style>
    <style:style style:name="P12" style:family="paragraph" style:parent-style-name="Table_20_Contents">
      <style:text-properties officeooo:rsid="001f144b" officeooo:paragraph-rsid="001f144b"/>
    </style:style>
    <style:style style:name="T1" style:family="text">
      <style:text-properties officeooo:rsid="00194b34"/>
    </style:style>
    <style:style style:name="T2" style:family="text">
      <style:text-properties officeooo:rsid="00195d27"/>
    </style:style>
    <style:style style:name="T3" style:family="text">
      <style:text-properties officeooo:rsid="001a1868"/>
    </style:style>
    <style:style style:name="T4" style:family="text">
      <style:text-properties officeooo:rsid="001bcb07"/>
    </style:style>
    <style:style style:name="T5" style:family="text">
      <style:text-properties officeooo:rsid="001d0920"/>
    </style:style>
    <style:style style:name="T6" style:family="text">
      <style:text-properties officeooo:rsid="001e7b79"/>
    </style:style>
    <style:style style:name="T7" style:family="text">
      <style:text-properties officeooo:rsid="00227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row table:style-name="TableLine2271604800208">
          <table:table-cell table:style-name="Tableau2.A1" office:value-type="string">
            <text:p text:style-name="P5">Joueur</text:p>
          </table:table-cell>
        </table:table-row>
        <table:table-row table:style-name="TableLine2271604800208">
          <table:table-cell table:style-name="Tableau2.A1" office:value-type="string">
            <text:p text:style-name="P7">- <text:span text:style-name="T1">str name</text:span></text:p>
            <text:p text:style-name="P7">- <text:span text:style-name="T1">int[] listeScores</text:span></text:p>
            <text:p text:style-name="P7"/>
          </table:table-cell>
        </table:table-row>
        <table:table-row table:style-name="TableLine2271604800208">
          <table:table-cell table:style-name="Tableau2.A1" office:value-type="string">
            <text:p text:style-name="P5">+ str getName()</text:p>
            <text:p text:style-name="P5">+ int[] getListeScores()</text:p>
            <text:p text:style-name="P5">+ int setScore()</text:p>
            <text:p text:style-name="P5">+ int getTotal()</text:p>
            <text:p text:style-name="P5">+ int getMoyenne()</text:p>
            <text:p text:style-name="P5">+ int bestScore()</text:p>
            <text:p text:style-name="P5">+ int worstScore()</text:p>
            <text:p text:style-name="P12">+ str[] setChansons() <text:span text:style-name="T7">(exercice 2)</text:span></text:p>
          </table:table-cell>
        </table:table-row>
      </table:table>
      <text:p text:style-name="P1"/>
      <text:p text:style-name="P1"/>
      <text:p text:style-name="P4"/>
      <table:table table:name="Tableau1" table:style-name="Tableau1">
        <table:table-column table:style-name="Tableau1.A"/>
        <table:table-row table:style-name="TableLine2271604817072">
          <table:table-cell table:style-name="Tableau1.A1" office:value-type="string">
            <text:p text:style-name="P9">Karaoke</text:p>
          </table:table-cell>
        </table:table-row>
        <table:table-row table:style-name="TableLine2271604817072">
          <table:table-cell table:style-name="Tableau1.A1" office:value-type="string">
            <text:p text:style-name="P8">- <text:span text:style-name="T1">str</text:span><text:span text:style-name="T2">[] listeChansons</text:span></text:p>
            <text:p text:style-name="P8">- <text:span text:style-name="T2">obj[] liste</text:span><text:span text:style-name="T3">Joueurs</text:span></text:p>
            <text:p text:style-name="P8">- <text:span text:style-name="T3">obj premierJoueur</text:span></text:p>
          </table:table-cell>
        </table:table-row>
        <table:table-row table:style-name="TableLine2271604817072">
          <table:table-cell table:style-name="Tableau1.A1" office:value-type="string">
            <text:p text:style-name="P6">+ str<text:span text:style-name="T3">[] getChansons()</text:span></text:p>
            <text:p text:style-name="P10">+ str[] getJoueurs()</text:p>
            <text:p text:style-name="P10">+ obj[] addJoueur()</text:p>
            <text:p text:style-name="P10">+ <text:span text:style-name="T5">bool</text:span> removeJoueur()</text:p>
            <text:p text:style-name="P10">+ int getBestScore<text:span text:style-name="T6">Chanson</text:span>()</text:p>
            <text:p text:style-name="P10">+ str getBestTotal()</text:p>
            <text:p text:style-name="P11">+ int getBestScore()</text:p>
            <text:p text:style-name="P11">+ int getBestMoyenne(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7T09:57:12.208000000</dc:date>
    <meta:editing-duration>PT1H8M18S</meta:editing-duration>
    <meta:editing-cycles>6</meta:editing-cycles>
    <meta:generator>LibreOffice/7.2.1.2$Windows_X86_64 LibreOffice_project/87b77fad49947c1441b67c559c339af8f3517e22</meta:generator>
    <meta:document-statistic meta:table-count="2" meta:image-count="0" meta:object-count="0" meta:page-count="1" meta:paragraph-count="23" meta:word-count="67" meta:character-count="430" meta:non-whitespace-character-count="386"/>
  </office:meta>
</office:document-meta>
</file>